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 style:font-family-generic="system" style:font-pitch="variable"/>
    <style:font-face style:name="MathJax_Typewriter" svg:font-family="MathJax_Typewriter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b6bd" draw:textarea-horizontal-align="justify" draw:textarea-vertical-align="middle" draw:auto-grow-height="false" fo:min-height="8.95cm" fo:min-width="25.44cm"/>
    </style:style>
    <style:style style:name="gr2" style:family="graphic" style:parent-style-name="standard">
      <style:graphic-properties draw:textarea-horizontal-align="justify" draw:textarea-vertical-align="middle" draw:auto-grow-height="false" fo:min-height="8.95cm" fo:min-width="25.44cm"/>
      <style:paragraph-properties style:writing-mode="lr-tb"/>
    </style:style>
    <style:style style:name="gr3" style:family="graphic" style:parent-style-name="standard">
      <style:graphic-properties draw:fill-color="#00b274" draw:textarea-horizontal-align="justify" draw:textarea-vertical-align="middle" draw:auto-grow-height="false" fo:min-height="1.194cm" fo:min-width="3.144cm"/>
      <style:paragraph-properties style:writing-mode="lr-tb"/>
    </style:style>
    <style:style style:name="gr4" style:family="graphic" style:parent-style-name="standard">
      <style:graphic-properties draw:fill-color="#00b274" draw:textarea-horizontal-align="justify" draw:textarea-vertical-align="middle" draw:auto-grow-height="false" fo:min-height="0.55cm" fo:min-width="0.2cm"/>
    </style:style>
    <style:style style:name="gr5" style:family="graphic" style:parent-style-name="standard">
      <style:graphic-properties draw:fill-color="#00b274" draw:textarea-horizontal-align="justify" draw:textarea-vertical-align="middle" draw:auto-grow-height="false" fo:min-height="1.104cm" fo:min-width="3.154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e3d200" draw:textarea-horizontal-align="justify" draw:textarea-vertical-align="middle" draw:auto-grow-height="false" fo:min-height="1.376cm" fo:min-width="3.126cm"/>
      <style:paragraph-properties style:writing-mode="lr-tb"/>
    </style:style>
    <style:style style:name="gr8" style:family="graphic" style:parent-style-name="standard">
      <style:graphic-properties draw:fill-color="#e3d200" draw:textarea-horizontal-align="justify" draw:textarea-vertical-align="middle" draw:auto-grow-height="false" fo:min-height="1.376cm" fo:min-width="4.226cm"/>
      <style:paragraph-properties style:writing-mode="lr-tb"/>
    </style:style>
    <style:style style:name="gr9" style:family="graphic" style:parent-style-name="standard">
      <style:graphic-properties draw:fill-color="#e3d200" draw:textarea-horizontal-align="justify" draw:textarea-vertical-align="middle" draw:auto-grow-height="false" fo:min-height="1.556cm" fo:min-width="3.106cm"/>
      <style:paragraph-properties style:writing-mode="lr-tb"/>
    </style:style>
    <style:style style:name="gr10" style:family="graphic" style:parent-style-name="standard">
      <style:graphic-properties draw:fill-color="#e3d200" draw:textarea-horizontal-align="justify" draw:textarea-vertical-align="middle" draw:auto-grow-height="false" fo:min-height="1.194cm" fo:min-width="3.14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1.683cm"/>
      <style:paragraph-properties style:writing-mode="lr-tb"/>
    </style:style>
    <style:style style:name="gr12" style:family="graphic" style:parent-style-name="standard">
      <style:graphic-properties draw:stroke="none" draw:fill="none" fo:min-height="1.093cm"/>
      <style:paragraph-properties style:writing-mode="lr-tb"/>
    </style:style>
    <style:style style:name="gr13" style:family="graphic" style:parent-style-name="standard">
      <style:graphic-properties draw:stroke="none" draw:fill="none" fo:min-height="0.599cm"/>
      <style:paragraph-properties style:writing-mode="lr-tb"/>
    </style:style>
    <style:style style:name="gr14" style:family="graphic" style:parent-style-name="standard">
      <style:graphic-properties draw:stroke="none" draw:fill="none" fo:min-height="0.46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7.10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5.886cm"/>
      <style:paragraph-properties style:writing-mode="lr-tb"/>
    </style:style>
    <style:style style:name="gr17" style:family="graphic" style:parent-style-name="standard">
      <style:graphic-properties draw:fill-color="#ed1c24" draw:textarea-horizontal-align="justify" draw:textarea-vertical-align="middle" draw:auto-grow-height="false" fo:min-height="0.95cm" fo:min-width="25.4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3.798cm"/>
      <style:paragraph-properties style:writing-mode="lr-tb"/>
    </style:style>
    <style:style style:name="P1" style:family="paragraph">
      <loext:graphic-properties draw:fill-color="#00b6b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b274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00b274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7" style:family="paragraph">
      <loext:graphic-properties draw:fill-color="#e3d200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00b274"/>
      <style:paragraph-properties fo:text-align="center"/>
      <style:text-properties fo:font-size="11pt" style:font-size-asian="11pt" style:font-size-complex="11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</style:style>
    <style:style style:name="P11" style:family="paragraph">
      <loext:graphic-properties draw:fill="none"/>
      <style:text-properties fo:font-size="14pt"/>
    </style:style>
    <style:style style:name="P12" style:family="paragraph">
      <loext:graphic-properties draw:fill="none" draw:fill-color="#ffffff"/>
      <style:text-properties style:font-name="MathJax_Typewriter" fo:font-size="22pt" style:font-size-asian="22pt" style:font-size-complex="22pt"/>
    </style:style>
    <style:style style:name="P13" style:family="paragraph">
      <loext:graphic-properties draw:fill-color="#ed1c24"/>
      <style:paragraph-properties fo:text-align="center"/>
    </style:style>
    <style:style style:name="P14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4pt"/>
    </style:style>
    <style:style style:name="T6" style:family="text">
      <style:text-properties style:font-name="MathJax_Typewriter" fo:font-size="22pt" style:font-size-asian="22pt" style:font-size-complex="22pt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9.2cm" svg:x="1cm" svg:y="11.3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5.94cm" svg:height="9.2cm" svg:x="1cm" svg:y="2.2cm">
          <text:p text:style-name="P2"><text:s/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.8cm" svg:height="1.6cm" svg:x="1.6cm" svg:y="4.9cm">
          <text:p text:style-name="P2"><text:span text:style-name="T1">Design the circu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3" draw:id="id3" draw:layer="layout" svg:width="1.4cm" svg:height="1.6cm" svg:x="11.3cm" svg:y="4.9cm">
          <text:p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2" draw:id="id2" draw:layer="layout" svg:width="3.8cm" svg:height="1.6cm" svg:x="6.4cm" svg:y="4.9cm">
          <text:p text:style-name="P2"><text:span text:style-name="T1">Schematic capt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4" draw:id="id4" draw:layer="layout" svg:width="3.8cm" svg:height="1.5cm" svg:x="10.1cm" svg:y="2.3cm">
          <text:p text:style-name="P2"><text:span text:style-name="T1"/></text:p>
          <text:p text:style-name="P2"><text:span text:style-name="T1">Create missing </text:span></text:p>
          <text:p text:style-name="P2"><text:span text:style-name="T1">schematic symbols</text:span></text:p>
          <text:p text:style-name="P2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5.4cm" svg:y1="5.7cm" svg:x2="6.4cm" svg:y2="5.7cm" draw:start-shape="id1" draw:start-glue-point="1" draw:end-shape="id2" draw:end-glue-point="3" svg:d="M5400 5700h1000" svg:viewBox="0 0 1001 1">
          <text:p/>
        </draw:connector>
        <draw:connector draw:style-name="gr6" draw:text-style-name="P5" draw:layer="layout" draw:type="line" svg:x1="10.2cm" svg:y1="5.7cm" svg:x2="11.3cm" svg:y2="5.7cm" draw:start-shape="id2" draw:start-glue-point="1" draw:end-shape="id3" svg:d="M10200 5700h1100" svg:viewBox="0 0 1101 1">
          <text:p/>
        </draw:connector>
        <draw:connector draw:style-name="gr6" draw:text-style-name="P5" draw:layer="layout" draw:type="line" svg:x1="12cm" svg:y1="4.9cm" svg:x2="12cm" svg:y2="3.8cm" draw:start-shape="id3" draw:start-glue-point="4" draw:end-shape="id4" draw:end-glue-point="2" svg:d="M12000 4900v-1100" svg:viewBox="0 0 1 1101">
          <text:p/>
        </draw:connector>
        <draw:connector draw:style-name="gr6" draw:text-style-name="P5" draw:layer="layout" svg:x1="10.1cm" svg:y1="3.05cm" svg:x2="8.3cm" svg:y2="4.9cm" draw:start-shape="id4" draw:start-glue-point="3" draw:end-shape="id2" draw:end-glue-point="0" svg:d="M10100 3050h-1800v1850" svg:viewBox="0 0 1801 1851">
          <text:p/>
        </draw:connector>
        <draw:custom-shape draw:style-name="gr3" draw:text-style-name="P3" xml:id="id5" draw:id="id5" draw:layer="layout" svg:width="3.8cm" svg:height="1.6cm" svg:x="14.4cm" svg:y="4.9cm">
          <text:p text:style-name="P2"><text:span text:style-name="T1">Verify &amp; validate </text:span></text:p>
          <text:p text:style-name="P2"><text:span text:style-name="T1">schema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2.7cm" svg:y1="5.7cm" svg:x2="14.4cm" svg:y2="5.7cm" draw:start-shape="id3" draw:start-glue-point="7" draw:end-shape="id5" svg:d="M12700 5700h1700" svg:viewBox="0 0 1701 1">
          <text:p/>
        </draw:connector>
        <draw:custom-shape draw:style-name="gr7" draw:text-style-name="P7" xml:id="id12" draw:id="id12" draw:layer="layout" svg:width="3.8cm" svg:height="1.8cm" svg:x="1.9cm" svg:y="14.6cm">
          <text:p text:style-name="P2"><text:span text:style-name="T1"/></text:p>
          <text:p text:style-name="P2"><text:span text:style-name="T1">Determine</text:span></text:p>
          <text:p text:style-name="P2"><text:span text:style-name="T1"><text:s/></text:span><text:span text:style-name="T1">board size /edge</text:span></text:p>
          <text:p text:style-name="P6"><text:span text:style-name="T2"/></text:p>
          <text:p text:style-name="P6"><text:span text:style-name="T2"/></text:p>
          <text:p text:style-name="P2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13" draw:id="id13" draw:layer="layout" svg:width="3.8cm" svg:height="1.8cm" svg:x="7cm" svg:y="14.6cm">
          <text:p text:style-name="P2"><text:span text:style-name="T1">Mounting holes</text:span></text:p>
          <text:p text:style-name="P2"><text:span text:style-name="T1">placement</text:span></text:p>
          <text:p text:style-name="P6"><text:span text:style-name="T2"/></text:p>
          <text:p text:style-name="P6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14" draw:id="id14" draw:layer="layout" svg:width="3.8cm" svg:height="1.8cm" svg:x="12cm" svg:y="14.6cm">
          <text:p text:style-name="P2"><text:span text:style-name="T1">Determine</text:span></text:p>
          <text:p text:style-name="P2"><text:span text:style-name="T1"><text:s/></text:span><text:span text:style-name="T1">design rules</text:span></text:p>
          <text:p text:style-name="P6"><text:span text:style-name="T2"/></text:p>
          <text:p text:style-name="P6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" draw:id="id6" draw:layer="layout" svg:width="3.8cm" svg:height="1.6cm" svg:x="19.241cm" svg:y="4.9cm">
          <text:p text:style-name="P2"><text:span text:style-name="T1">Assign layout </text:span></text:p>
          <text:p text:style-name="P2"><text:span text:style-name="T1">footprints</text:span></text:p>
          <text:p text:style-name="P2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8.2cm" svg:y1="5.7cm" svg:x2="19.241cm" svg:y2="5.7cm" draw:start-shape="id5" draw:start-glue-point="1" draw:end-shape="id6" draw:end-glue-point="3" svg:d="M18200 5700h1041" svg:viewBox="0 0 1042 1">
          <text:p/>
        </draw:connector>
        <draw:custom-shape draw:style-name="gr4" draw:text-style-name="P8" xml:id="id7" draw:id="id7" draw:layer="layout" svg:width="1.4cm" svg:height="1.6cm" svg:x="25.3cm" svg:y="4.9cm">
          <text:p><text:span text:style-name="T4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svg:x1="23.041cm" svg:y1="5.7cm" svg:x2="25.3cm" svg:y2="5.7cm" draw:start-shape="id6" draw:start-glue-point="1" draw:end-shape="id7" svg:d="M23041 5700h2259" svg:viewBox="0 0 2260 1">
          <text:p/>
        </draw:connector>
        <draw:custom-shape draw:style-name="gr3" draw:text-style-name="P3" xml:id="id8" draw:id="id8" draw:layer="layout" svg:width="3.8cm" svg:height="1.6cm" svg:x="21.7cm" svg:y="2.3cm">
          <text:p text:style-name="P2"><text:span text:style-name="T1">Create missing </text:span></text:p>
          <text:p text:style-name="P2"><text:span text:style-name="T1">layout footprints</text:span></text:p>
          <text:p text:style-name="P2"><text:span text:style-name="T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21.7cm" svg:y1="3.1cm" svg:x2="21.141cm" svg:y2="4.9cm" draw:start-shape="id8" draw:start-glue-point="3" draw:end-shape="id6" svg:d="M21700 3100h-559v1800" svg:viewBox="0 0 560 1801">
          <text:p/>
        </draw:connector>
        <draw:custom-shape draw:style-name="gr7" draw:text-style-name="P7" xml:id="id15" draw:id="id15" draw:layer="layout" svg:width="3.8cm" svg:height="1.8cm" svg:x="17cm" svg:y="14.6cm">
          <text:p text:style-name="P2"><text:span text:style-name="T1"><text:s/></text:span><text:span text:style-name="T1">Footprint</text:span></text:p>
          <text:p text:style-name="P2"><text:span text:style-name="T1">placement</text:span></text:p>
          <text:p text:style-name="P6"><text:span text:style-name="T2"/></text:p>
          <text:p text:style-name="P6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16" draw:id="id16" draw:layer="layout" svg:width="3.8cm" svg:height="1.8cm" svg:x="22.1cm" svg:y="14.6cm">
          <text:p text:style-name="P2"><text:span text:style-name="T1">Ground &amp; </text:span></text:p>
          <text:p text:style-name="P2"><text:span text:style-name="T1">power planes</text:span></text:p>
          <text:p><text:s text:c="3"/></text:p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17" draw:id="id17" draw:layer="layout" svg:width="3.8cm" svg:height="1.8cm" svg:x="1.9cm" svg:y="17.2cm">
          <text:p text:style-name="P2"><text:span text:style-name="T1">Route traces</text:span></text:p>
          <text:p text:style-name="P6"><text:span text:style-name="T2"/></text:p>
          <text:p text:style-name="P6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xml:id="id18" draw:id="id18" draw:layer="layout" svg:width="4.9cm" svg:height="1.8cm" svg:x="6.5cm" svg:y="17.2cm">
          <text:p text:style-name="P2"><text:span text:style-name="T1">Validate &amp; verify </text:span></text:p>
          <text:p text:style-name="P2"><text:span text:style-name="T1">layout</text:span></text:p>
          <text:p text:style-name="P6"><text:span text:style-name="T2"/></text:p>
          <text:p text:style-name="P6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19" draw:id="id19" draw:layer="layout" svg:width="3.8cm" svg:height="2cm" svg:x="12.1cm" svg:y="17.1cm">
          <text:p text:style-name="P2"><text:span text:style-name="T1">Generate Gerber</text:span></text:p>
          <text:p text:style-name="P2"><text:span text:style-name="T1">files</text:span></text:p>
          <text:p text:style-name="P6"><text:span text:style-name="T2"/></text:p>
          <text:p text:style-name="P6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0" draw:id="id10" draw:layer="layout" svg:width="3.8cm" svg:height="1.6cm" svg:x="12.1cm" svg:y="9.7cm">
          <text:p text:style-name="P2"><text:span text:style-name="T1">Generate Netlist</text:span></text:p>
          <text:p text:style-name="P6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9" draw:id="id9" draw:layer="layout" svg:width="3.8cm" svg:height="1.6cm" svg:x="12.093cm" svg:y="7.5cm">
          <text:p text:style-name="P2"><text:span text:style-name="T1">Generate the BOM</text:span></text:p>
          <text:p text:style-name="P6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xml:id="id11" draw:id="id11" draw:layer="layout" svg:width="3.8cm" svg:height="1.6cm" svg:x="12.1cm" svg:y="12.1cm">
          <text:p text:style-name="P2"><text:span text:style-name="T1">Import Netlist</text:span></text:p>
          <text:p text:style-name="P2"><text:span text:style-name="T1"/></text:p>
          <text:p text:style-name="P2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xml:id="id20" draw:id="id20" draw:layer="layout" svg:width="3.8cm" svg:height="1.6cm" svg:x="17.1cm" svg:y="17.4cm">
          <text:p text:style-name="P2"><text:span text:style-name="T1">Send Gerber </text:span></text:p>
          <text:p text:style-name="P2"><text:span text:style-name="T1">files for </text:span></text:p>
          <text:p text:style-name="P2"><text:span text:style-name="T1">PCB fabr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26cm" svg:y1="4.9cm" svg:x2="23.6cm" svg:y2="3.9cm" draw:start-shape="id7" draw:start-glue-point="4" draw:end-shape="id8" draw:end-glue-point="2" svg:d="M26000 4900v-499h-2400v-501" svg:viewBox="0 0 2401 1001">
          <text:p/>
        </draw:connector>
        <draw:connector draw:style-name="gr6" draw:text-style-name="P5" draw:layer="layout" svg:x1="13.993cm" svg:y1="9.1cm" svg:x2="14cm" svg:y2="9.7cm" draw:start-shape="id9" draw:start-glue-point="2" draw:end-shape="id10" draw:end-glue-point="0" svg:d="M13993 9100v301h7v299" svg:viewBox="0 0 8 601">
          <text:p/>
        </draw:connector>
        <draw:connector draw:style-name="gr6" draw:text-style-name="P5" draw:layer="layout" svg:x1="14cm" svg:y1="11.3cm" svg:x2="14cm" svg:y2="12.1cm" draw:start-shape="id10" draw:start-glue-point="2" draw:end-shape="id11" draw:end-glue-point="0" svg:d="M14000 11300v800" svg:viewBox="0 0 1 801">
          <text:p/>
        </draw:connector>
        <draw:connector draw:style-name="gr6" draw:text-style-name="P5" draw:layer="layout" draw:line-skew="0cm 2.601cm" svg:x1="15.9cm" svg:y1="12.9cm" svg:x2="1.9cm" svg:y2="15.5cm" draw:start-shape="id11" draw:start-glue-point="1" draw:end-shape="id12" draw:end-glue-point="3" svg:d="M15900 12900h502v1300h-15003v1300h501" svg:viewBox="0 0 15004 2601">
          <text:p/>
        </draw:connector>
        <draw:connector draw:style-name="gr6" draw:text-style-name="P5" draw:layer="layout" svg:x1="5.7cm" svg:y1="15.5cm" svg:x2="7cm" svg:y2="15.5cm" draw:start-shape="id12" draw:start-glue-point="1" draw:end-shape="id13" draw:end-glue-point="3" svg:d="M5700 15500h1300" svg:viewBox="0 0 1301 1">
          <text:p/>
        </draw:connector>
        <draw:connector draw:style-name="gr6" draw:text-style-name="P5" draw:layer="layout" svg:x1="10.8cm" svg:y1="15.5cm" svg:x2="12cm" svg:y2="15.5cm" draw:start-shape="id13" draw:start-glue-point="1" draw:end-shape="id14" draw:end-glue-point="3" svg:d="M10800 15500h1200" svg:viewBox="0 0 1201 1">
          <text:p/>
        </draw:connector>
        <draw:connector draw:style-name="gr6" draw:text-style-name="P5" draw:layer="layout" svg:x1="15.8cm" svg:y1="15.5cm" svg:x2="17cm" svg:y2="15.5cm" draw:start-shape="id14" draw:start-glue-point="1" draw:end-shape="id15" draw:end-glue-point="3" svg:d="M15800 15500h1200" svg:viewBox="0 0 1201 1">
          <text:p/>
        </draw:connector>
        <draw:connector draw:style-name="gr6" draw:text-style-name="P5" draw:layer="layout" svg:x1="20.8cm" svg:y1="15.5cm" svg:x2="22.1cm" svg:y2="15.5cm" draw:start-shape="id15" draw:start-glue-point="1" draw:end-shape="id16" draw:end-glue-point="3" svg:d="M20800 15500h1300" svg:viewBox="0 0 1301 1">
          <text:p/>
        </draw:connector>
        <draw:connector draw:style-name="gr6" draw:text-style-name="P5" draw:layer="layout" draw:line-skew="0cm -2.802cm" svg:x1="25.9cm" svg:y1="15.5cm" svg:x2="1.9cm" svg:y2="18.1cm" draw:start-shape="id16" draw:start-glue-point="1" draw:end-shape="id17" draw:end-glue-point="3" svg:d="M25900 15500h502v1200h-25003v1400h501" svg:viewBox="0 0 25004 2601">
          <text:p/>
        </draw:connector>
        <draw:connector draw:style-name="gr6" draw:text-style-name="P5" draw:layer="layout" svg:x1="5.7cm" svg:y1="18.1cm" svg:x2="6.5cm" svg:y2="18.1cm" draw:start-shape="id17" draw:start-glue-point="1" draw:end-shape="id18" draw:end-glue-point="3" svg:d="M5700 18100h800" svg:viewBox="0 0 801 1">
          <text:p/>
        </draw:connector>
        <draw:connector draw:style-name="gr6" draw:text-style-name="P5" draw:layer="layout" svg:x1="11.4cm" svg:y1="18.1cm" svg:x2="12.1cm" svg:y2="18.1cm" draw:start-shape="id18" draw:start-glue-point="1" draw:end-shape="id19" draw:end-glue-point="3" svg:d="M11400 18100h700" svg:viewBox="0 0 701 1">
          <text:p/>
        </draw:connector>
        <draw:connector draw:style-name="gr6" draw:text-style-name="P5" draw:layer="layout" svg:x1="15.9cm" svg:y1="18.1cm" svg:x2="17.1cm" svg:y2="18.2cm" draw:start-shape="id19" draw:start-glue-point="1" draw:end-shape="id20" draw:end-glue-point="3" svg:d="M15900 18100h601v100h599" svg:viewBox="0 0 1201 101">
          <text:p/>
        </draw:connector>
        <draw:frame draw:style-name="gr11" draw:text-style-name="P9" draw:layer="layout" svg:width="2.183cm" svg:height="1.418cm" svg:x="12.207cm" svg:y="5.7cm">
          <draw:text-box>
            <text:p text:style-name="P6"><text:span text:style-name="T2">Missing </text:span></text:p>
            <text:p text:style-name="P6"><text:span text:style-name="T2">schematic </text:span></text:p>
            <text:p><text:span text:style-name="T2">symbols?</text:span></text:p>
          </draw:text-box>
        </draw:frame>
        <draw:frame draw:style-name="gr12" draw:text-style-name="P10" draw:layer="layout" svg:width="2.559cm" svg:height="1.547cm" svg:x="23.6cm" svg:y="5.9cm">
          <draw:text-box>
            <text:p><text:span text:style-name="T4">Missing</text:span></text:p>
            <text:p><text:span text:style-name="T4">layout </text:span></text:p>
            <text:p><text:span text:style-name="T4">footprints ?</text:span></text:p>
          </draw:text-box>
        </draw:frame>
        <draw:frame draw:style-name="gr13" draw:text-style-name="P11" draw:layer="layout" svg:width="0.925cm" svg:height="0.849cm" svg:x="11.182cm" svg:y="4.451cm">
          <draw:text-box>
            <text:p><text:span text:style-name="T5">Y</text:span></text:p>
          </draw:text-box>
        </draw:frame>
        <draw:frame draw:style-name="gr13" draw:text-style-name="P11" draw:layer="layout" svg:width="0.925cm" svg:height="0.849cm" svg:x="12.507cm" svg:y="5.051cm">
          <draw:text-box>
            <text:p><text:span text:style-name="T5">N</text:span></text:p>
          </draw:text-box>
        </draw:frame>
        <draw:frame draw:style-name="gr13" draw:text-style-name="P11" draw:layer="layout" svg:width="0.925cm" svg:height="0.849cm" svg:x="26cm" svg:y="4.351cm">
          <draw:text-box>
            <text:p><text:span text:style-name="T5">Y</text:span></text:p>
          </draw:text-box>
        </draw:frame>
        <draw:frame draw:style-name="gr14" draw:text-style-name="P11" draw:layer="layout" svg:width="0.925cm" svg:height="0.797cm" svg:x="25.9cm" svg:y="6.5cm">
          <draw:text-box>
            <text:p><text:span text:style-name="T5">N</text:span></text:p>
          </draw:text-box>
        </draw:frame>
        <draw:connector draw:style-name="gr6" draw:text-style-name="P5" draw:layer="layout" svg:x1="26cm" svg:y1="6.5cm" svg:x2="15.893cm" svg:y2="8.3cm" draw:start-shape="id7" draw:start-glue-point="6" draw:end-shape="id9" svg:d="M26000 6500v1800h-10107" svg:viewBox="0 0 10108 1801">
          <text:p/>
        </draw:connector>
        <draw:frame draw:style-name="gr15" draw:text-style-name="P12" draw:layer="layout" svg:width="7.606cm" svg:height="0.967cm" svg:x="0.8cm" svg:y="2.233cm">
          <draw:text-box>
            <text:p><text:span text:style-name="T6">Schematic creation</text:span></text:p>
          </draw:text-box>
        </draw:frame>
        <draw:frame draw:style-name="gr16" draw:text-style-name="P12" draw:layer="layout" svg:width="6.386cm" svg:height="0.967cm" svg:x="0.814cm" svg:y="11.533cm">
          <draw:text-box>
            <text:p><text:span text:style-name="T6">Layout creation</text:span></text:p>
          </draw:text-box>
        </draw:frame>
        <draw:custom-shape draw:style-name="gr17" draw:text-style-name="P13" draw:layer="layout" svg:width="25.94cm" svg:height="1.2cm" svg:x="1cm" svg:y="1cm">
          <text:p/>
          <draw:enhanced-geometry svg:viewBox="0 0 21600 21600" draw:type="rectangle" draw:enhanced-path="M 0 0 L 21600 0 21600 21600 0 21600 0 0 Z N"/>
        </draw:custom-shape>
        <draw:frame draw:style-name="gr18" draw:text-style-name="P14" draw:layer="layout" svg:width="14.298cm" svg:height="1.267cm" svg:x="6.1cm" svg:y="1.085cm">
          <draw:text-box>
            <text:p><text:span text:style-name="T7">Printed Circuit Board Design Flow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 style:font-family-generic="system" style:font-pitch="variable"/>
    <style:font-face style:name="MathJax_Typewriter" svg:font-family="MathJax_Typewriter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8pt" fo:text-shadow="none" style:text-underline-style="none" style:letter-kerning="true" style:font-name-asian="DejaVu Sans1" style:font-family-asian="'DejaVu Sans'" style:font-style-name-asian="Regular" style:font-family-generic-asian="swiss" style:font-pitch-asian="variable" style:font-name-complex="DejaVu Sans1" style:font-family-complex="'DejaVu Sans'" style:font-style-name-complex="Regular" style:font-family-generic-complex="swiss" style:font-pitch-complex="variabl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8-04T13:07:10.102820237</meta:creation-date>
    <dc:date>2022-08-22T20:05:42.435780923</dc:date>
    <meta:editing-duration>PT3H37M17S</meta:editing-duration>
    <meta:editing-cycles>4</meta:editing-cycles>
    <meta:generator>LibreOffice/7.3.4.2$Linux_X86_64 LibreOffice_project/30$Build-2</meta:generator>
    <meta:document-statistic meta:object-count="53"/>
  </office:meta>
</office:document-meta>
</file>